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848cm" fo:min-width="0.59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59cm" draw:marker-start-width="0.438cm" draw:marker-end="Arrow_20_concave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draw:marker-start="" draw:marker-start-width="0.438cm" draw:marker-end="Arrow_20_concave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svg:stroke-width="0.159cm" svg:stroke-color="#990099" draw:marker-start-width="0.438cm" draw:marker-end="Circle" draw:marker-end-width="0.438cm" draw:fill-color="#f2cbf8" draw:textarea-horizontal-align="justify" draw:textarea-vertical-align="middle" draw:auto-grow-height="false" fo:min-height="0.848cm" fo:min-width="0.548cm" fo:padding-top="0.204cm" fo:padding-bottom="0.204cm" fo:padding-left="0.329cm" fo:padding-right="0.329cm"/>
    </style:style>
    <style:style style:name="gr11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6.05cm" fo:min-width="1.9cm"/>
    </style:style>
    <style:style style:name="gr12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348cm" fo:min-width="0.098cm" fo:padding-top="0.151cm" fo:padding-bottom="0.151cm" fo:padding-left="0.276cm" fo:padding-right="0.276cm"/>
    </style:style>
    <style:style style:name="gr13" style:family="graphic" style:parent-style-name="standard">
      <style:graphic-properties svg:stroke-width="0.159cm" svg:stroke-color="#990099" draw:marker-start-width="0.438cm" draw:marker-end="Circle" draw:marker-end-width="0.438cm" draw:fill-color="#f2cbf8" draw:textarea-horizontal-align="justify" draw:textarea-vertical-align="middle" draw:auto-grow-height="false" fo:min-height="0.192cm" fo:min-width="0cm" fo:padding-top="0.204cm" fo:padding-bottom="0.204cm" fo:padding-left="0.329cm" fo:padding-right="0.329cm"/>
    </style:style>
    <style:style style:name="co1" style:family="table-column">
      <style:table-column-properties style:column-width="3.521cm" style:use-optimal-column-width="false"/>
    </style:style>
    <style:style style:name="co2" style:family="table-column">
      <style:table-column-properties style:column-width="2.863cm" style:use-optimal-column-width="false"/>
    </style:style>
    <style:style style:name="co3" style:family="table-column">
      <style:table-column-properties style:column-width="2.213cm" style:use-optimal-column-width="false"/>
    </style:style>
    <style:style style:name="co4" style:family="table-column">
      <style:table-column-properties style:column-width="3.461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3.897cm" style:use-optimal-column-width="false"/>
    </style:style>
    <style:style style:name="co7" style:family="table-column">
      <style:table-column-properties style:column-width="5.913cm" style:use-optimal-column-width="false"/>
    </style:style>
    <style:style style:name="co8" style:family="table-column">
      <style:table-column-properties style:column-width="1.491cm" style:use-optimal-column-width="false"/>
    </style:style>
    <style:style style:name="co9" style:family="table-column">
      <style:table-column-properties style:column-width="3.063cm" style:use-optimal-column-width="false"/>
    </style:style>
    <style:style style:name="co10" style:family="table-column">
      <style:table-column-properties style:column-width="1.413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3.229cm"/>
    </style:style>
    <style:style style:name="ro3" style:family="table-row">
      <style:table-row-properties style:row-height="0.79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936cm"/>
    </style:style>
    <style:style style:name="ro6" style:family="table-row">
      <style:table-row-properties style:row-height="1.533cm"/>
    </style:style>
    <style:style style:name="ro7" style:family="table-row">
      <style:table-row-properties style:row-height="0.541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437cm"/>
    </style:style>
    <style:style style:name="ro10" style:family="table-row">
      <style:table-row-properties style:row-height="1.639cm"/>
    </style:style>
    <style:style style:name="ro11" style:family="table-row">
      <style:table-row-properties style:row-height="1.208cm"/>
    </style:style>
    <style:style style:name="ro12" style:family="table-row">
      <style:table-row-properties style:row-height="1.298cm"/>
    </style:style>
    <style:style style:name="ro13" style:family="table-row">
      <style:table-row-properties style:row-height="0.872cm"/>
    </style:style>
    <style:style style:name="ro14" style:family="table-row">
      <style:table-row-properties style:row-height="1.574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text-underline-style="solid" style:text-underline-width="auto" style:text-underline-color="font-color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style:font-name="Myriad Pro" fo:font-size="12pt" style:text-underline-style="dash" style:text-underline-width="auto" style:text-underline-color="font-color" style:font-size-asian="12pt" style:font-size-complex="12pt"/>
    </style:style>
    <style:style style:name="ce5" style:family="table-cell"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ce6" style:family="table-cell">
      <style:text-properties style:font-name="Ubuntu" fo:font-size="12pt" style:font-size-asian="12pt" style:font-size-complex="12pt"/>
    </style:style>
    <style:style style:name="ce7" style:family="table-cell"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style:text-properties style:text-underline-style="dash" style:text-underline-width="auto" style:text-underline-color="font-color"/>
    </style:style>
    <style:style style:name="P3" style:family="paragraph">
      <loext:graphic-properties draw:fill-color="#f2cbf8"/>
      <style:paragraph-properties fo:text-align="center"/>
      <style:text-properties style:font-name="Myriad CAD"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style:font-name="Ubuntu" fo:font-size="12pt" style:font-size-asian="12pt" style:font-size-complex="12pt"/>
    </style:style>
    <style:style style:name="T1" style:family="text">
      <style:text-properties style:font-name="Myriad Pr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Myriad Pro" fo:font-size="12pt" style:font-size-asian="12pt" style:font-size-complex="12pt"/>
    </style:style>
    <style:style style:name="T4" style:family="text">
      <style:text-properties style:font-name="Myriad Pro" fo:font-size="12pt" style:text-underline-style="dash" style:text-underline-width="auto" style:text-underline-color="font-color" style:font-size-asian="12pt" style:font-size-complex="12pt"/>
    </style:style>
    <style:style style:name="T5" style:family="text">
      <style:text-properties style:font-name="Myriad CAD" fo:font-size="8pt" style:font-size-asian="8pt" style:font-size-complex="8pt"/>
    </style:style>
    <style:style style:name="T6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3.52cm" svg:height="5.283cm" svg:x="0.979cm" svg:y="0.98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lex</text:span></text:p>
              </table:table-cell>
            </table:table-row>
            <table:table-row table:style-name="ro1">
              <table:table-cell table:style-name="ce2">
                <text:p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2.862cm" svg:height="3.599cm" svg:x="9.39cm" svg:y="1.205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Theater</text:span></text:p>
              </table:table-cell>
            </table:table-row>
            <table:table-row table:style-name="ro4">
              <table:table-cell table:style-name="ce2">
                <text:p><text:span text:style-name="T2">th_num</text:span></text:p>
              </table:table-cell>
            </table:table-row>
            <table:table-row table:style-name="ro4">
              <table:table-cell table:style-name="ce3">
                <text:p><text:span text:style-name="T3">max_seats</text:span></text:p>
              </table:table-cell>
            </table:table-row>
            <table:table-row table:style-name="ro5">
              <table:table-cell table:style-name="ce3">
                <text:p><text:span text:style-name="T3">screen_siz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2.212cm" svg:height="6.327cm" svg:x="9.04cm" svg:y="12.3cm">
          <table:table table:template-name="sun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Movie</text:span></text:p>
              </table:table-cell>
            </table:table-row>
            <table:table-row table:style-name="ro1">
              <table:table-cell table:style-name="ce2">
                <text:p><text:span text:style-name="T2">title</text:span></text:p>
              </table:table-cell>
            </table:table-row>
            <table:table-row table:style-name="ro1">
              <table:table-cell table:style-name="ce3">
                <text:p><text:span text:style-name="T3">run_time</text:span></text:p>
              </table:table-cell>
            </table:table-row>
            <table:table-row table:style-name="ro1">
              <table:table-cell table:style-name="ce3">
                <text:p><text:span text:style-name="T3">rating</text:span></text:p>
              </table:table-cell>
            </table:table-row>
            <table:table-row table:style-name="ro6">
              <table:table-cell table:style-name="ce3">
                <text:p><text:span text:style-name="T3">director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1">
              <table:table-cell table:style-name="ce3">
                <text:p><text:span text:style-name="T3">actors</text:span></text:p>
              </table:table-cell>
            </table:table-row>
            <table:table-row table:style-name="ro1">
              <table:table-cell table:style-name="ce3">
                <text:p><text:span text:style-name="T3">synopsis</text:span></text:p>
              </table:table-cell>
            </table:table-row>
            <table:table-row table:style-name="ro1">
              <table:table-cell table:style-name="ce3">
                <text:p><text:span text:style-name="T3">suppli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" draw:id="id9" draw:layer="layout" svg:width="3.46cm" svg:height="6.816cm" svg:x="0.939cm" svg:y="12.5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Company</text:span></text:p>
              </table:table-cell>
            </table:table-row>
            <table:table-row table:style-name="ro1">
              <table:table-cell table:style-name="ce2">
                <text:p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6">
              <table:table-cell table:style-name="ce3">
                <text:p><text:span text:style-name="T3">contact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6" draw:id="id16" draw:layer="layout" svg:width="4.261cm" svg:height="1.369cm" svg:x="14.674cm" svg:y="7.17cm">
          <table:table table:template-name="sun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Reservations</text:span></text:p>
              </table:table-cell>
            </table:table-row>
            <table:table-row table:style-name="ro1">
              <table:table-cell table:style-name="ce4">
                <text:p text:style-name="P2"><text:span text:style-name="T4">se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1" draw:id="id11" draw:layer="layout" svg:width="3.896cm" svg:height="2.628cm" svg:x="16.781cm" svg:y="0.976cm">
          <table:table table:template-name="sun" table:use-first-row-styles="true" table:use-banding-rows-styles="true">
            <table:table-column table:style-name="co6"/>
            <table:table-row table:style-name="ro7">
              <table:table-cell table:style-name="ce1">
                <text:p text:style-name="P1"><text:span text:style-name="T1">Showing</text:span></text:p>
              </table:table-cell>
            </table:table-row>
            <table:table-row table:style-name="ro8">
              <table:table-cell table:style-name="ce3">
                <text:p><text:span text:style-name="T3">start_time</text:span></text:p>
              </table:table-cell>
            </table:table-row>
            <table:table-row table:style-name="ro8">
              <table:table-cell table:style-name="ce3">
                <text:p><text:span text:style-name="T3">{total_seats_resd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5.912cm" svg:height="9.556cm" svg:x="15.526cm" svg:y="11.074cm">
          <table:table table:template-name="sun" table:use-first-row-styles="true" table:use-banding-rows-styles="true">
            <table:table-column table:style-name="co7"/>
            <table:table-row table:style-name="ro9">
              <table:table-cell table:style-name="ce1">
                <text:p text:style-name="P1"><text:span text:style-name="T1">Customer</text:span></text:p>
              </table:table-cell>
            </table:table-row>
            <table:table-row table:style-name="ro1">
              <table:table-cell table:style-name="ce2">
                <text:p><text:span text:style-name="T2">acct_num</text:span></text:p>
              </table:table-cell>
            </table:table-row>
            <table:table-row table:style-name="ro1">
              <table:table-cell table:style-name="ce3">
                <text:p><text:span text:style-name="T3">password</text:span></text:p>
              </table:table-cell>
            </table:table-row>
            <table:table-row table:style-name="ro6">
              <table:table-cell table:style-name="ce3">
                <text:p><text:span text:style-name="T3">name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1">
              <table:table-cell table:style-name="ce3">
                <text:p><text:span text:style-name="T3">email</text:span></text:p>
              </table:table-cell>
            </table:table-row>
            <table:table-row table:style-name="ro1">
              <table:table-cell table:style-name="ce3">
                <text:p><text:span text:style-name="T3">cc_num</text:span></text:p>
              </table:table-cell>
            </table:table-row>
            <table:table-row table:style-name="ro1">
              <table:table-cell table:style-name="ce3">
                <text:p><text:span text:style-name="T3">cc_exp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3" xml:id="id1" draw:id="id1" draw:layer="layout" svg:width="2.3cm" svg:height="2.3cm" svg:x="5cm" svg:y="1.9cm">
          <text:p text:style-name="P1"><text:span text:style-name="T5">belongs_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draw:type="line" svg:x1="5cm" svg:y1="3.05cm" svg:x2="4.499cm" svg:y2="3.626cm" draw:start-shape="id1" draw:start-glue-point="5" draw:end-shape="id2" draw:end-glue-point="1" svg:d="M5000 3050l-501 576" svg:viewBox="0 0 502 577">
          <text:p/>
        </draw:connector>
        <draw:custom-shape draw:style-name="gr1" draw:text-style-name="P3" xml:id="id3" draw:id="id3" draw:layer="layout" svg:width="2.3cm" svg:height="2.3cm" svg:x="6.4cm" svg:y="5.5cm">
          <text:p text:style-name="P1"><text:span text:style-name="T5">start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4" draw:id="id4" draw:layer="layout" svg:width="2.3cm" svg:height="2.3cm" svg:x="5cm" svg:y="8cm">
          <text:p text:style-name="P1"><text:span text:style-name="T5">end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6.4cm" svg:y1="6.65cm" svg:x2="4.499cm" svg:y2="3.626cm" draw:start-shape="id3" draw:start-glue-point="5" draw:end-shape="id2" draw:end-glue-point="1" svg:d="M6400 6650l-1901-3024" svg:viewBox="0 0 1902 3025">
          <text:p/>
        </draw:connector>
        <draw:connector draw:style-name="gr4" draw:text-style-name="P4" draw:layer="layout" draw:type="line" svg:x1="5cm" svg:y1="9.15cm" svg:x2="2.739cm" svg:y2="6.268cm" draw:start-shape="id4" draw:start-glue-point="5" draw:end-shape="id2" draw:end-glue-point="2" svg:d="M5000 9150l-2261-2882" svg:viewBox="0 0 2262 2883">
          <text:p/>
        </draw:connector>
        <draw:connector draw:style-name="gr5" draw:text-style-name="P4" draw:layer="layout" draw:type="line" svg:x1="7.3cm" svg:y1="3.05cm" svg:x2="9.39cm" svg:y2="3.004cm" draw:start-shape="id1" draw:start-glue-point="7" draw:end-shape="id5" draw:end-glue-point="3" svg:d="M7300 3050l2090-46" svg:viewBox="0 0 2091 47">
          <text:p/>
        </draw:connector>
        <draw:connector draw:style-name="gr6" draw:text-style-name="P4" draw:layer="layout" draw:type="line" svg:x1="8.7cm" svg:y1="6.65cm" svg:x2="10.146cm" svg:y2="12.3cm" draw:start-shape="id3" draw:start-glue-point="7" draw:end-shape="id6" svg:d="M8700 6650l1446 5650" svg:viewBox="0 0 1447 5651">
          <text:p/>
        </draw:connector>
        <draw:connector draw:style-name="gr3" draw:text-style-name="P4" draw:layer="layout" draw:type="line" svg:x1="7.3cm" svg:y1="9.15cm" svg:x2="9.5cm" svg:y2="12.301cm" draw:start-shape="id4" draw:start-glue-point="7" draw:end-shape="id7" draw:end-glue-point="5" svg:d="M7300 9150l2200 3151" svg:viewBox="0 0 2201 3152">
          <text:p/>
        </draw:connector>
        <draw:custom-shape draw:style-name="gr1" draw:text-style-name="P3" xml:id="id8" draw:id="id8" draw:layer="layout" svg:width="2.3cm" svg:height="2.3cm" svg:x="5.5cm" svg:y="13.8cm">
          <text:p text:style-name="P1"><text:span text:style-name="T5">produc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5.5cm" svg:y1="14.95cm" svg:x2="4.399cm" svg:y2="15.908cm" draw:start-shape="id8" draw:start-glue-point="5" draw:end-shape="id9" draw:end-glue-point="1" svg:d="M5500 14950l-1101 958" svg:viewBox="0 0 1102 959">
          <text:p/>
        </draw:connector>
        <draw:connector draw:style-name="gr5" draw:text-style-name="P4" draw:layer="layout" draw:type="line" svg:x1="7.8cm" svg:y1="14.95cm" svg:x2="9.04cm" svg:y2="15.463cm" draw:start-shape="id8" draw:start-glue-point="7" draw:end-shape="id6" svg:d="M7800 14950l1240 513" svg:viewBox="0 0 1241 514">
          <text:p/>
        </draw:connector>
        <draw:custom-shape draw:style-name="gr1" draw:text-style-name="P3" xml:id="id10" draw:id="id10" draw:layer="layout" svg:width="2.3cm" svg:height="2.3cm" svg:x="12.9cm" svg:y="1.5cm">
          <text:p text:style-name="P1"><text:span text:style-name="T5">show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type="line" svg:x1="12.9cm" svg:y1="2.65cm" svg:x2="12.252cm" svg:y2="3.004cm" draw:start-shape="id10" draw:start-glue-point="5" draw:end-shape="id5" draw:end-glue-point="1" svg:d="M12900 2650l-648 354" svg:viewBox="0 0 649 355">
          <text:p/>
        </draw:connector>
        <draw:connector draw:style-name="gr8" draw:text-style-name="P4" draw:layer="layout" draw:type="line" svg:x1="15.2cm" svg:y1="2.65cm" svg:x2="16.781cm" svg:y2="2.29cm" draw:start-shape="id10" draw:start-glue-point="7" draw:end-shape="id11" draw:end-glue-point="3" svg:d="M15200 2650l1581-360" svg:viewBox="0 0 1582 361">
          <text:p/>
        </draw:connector>
        <draw:custom-shape draw:style-name="gr1" draw:text-style-name="P3" xml:id="id12" draw:id="id12" draw:layer="layout" svg:width="2.3cm" svg:height="2.3cm" svg:x="12.1cm" svg:y="14.1cm">
          <text:p text:style-name="P1"><text:span text:style-name="T5">reviewed_b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2.1cm" svg:y1="15.25cm" svg:x2="11.252cm" svg:y2="15.463cm" draw:start-shape="id12" draw:start-glue-point="5" draw:end-shape="id6" draw:end-glue-point="1" svg:d="M12100 15250l-848 213" svg:viewBox="0 0 849 214">
          <text:p/>
        </draw:connector>
        <draw:connector draw:style-name="gr7" draw:text-style-name="P4" draw:layer="layout" draw:type="line" svg:x1="14.4cm" svg:y1="15.25cm" svg:x2="15.526cm" svg:y2="15.852cm" draw:start-shape="id12" draw:start-glue-point="7" draw:end-shape="id13" svg:d="M14400 15250l1126 602" svg:viewBox="0 0 1127 603">
          <text:p/>
        </draw:connector>
        <draw:custom-shape draw:style-name="gr1" draw:text-style-name="P3" xml:id="id14" draw:id="id14" draw:layer="layout" svg:width="2.3cm" svg:height="2.3cm" svg:x="11.7cm" svg:y="5.5cm">
          <text:p text:style-name="P1"><text:span text:style-name="T5">showed_mov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4cm" svg:y1="6.65cm" svg:x2="16.781cm" svg:y2="2.29cm" draw:start-shape="id14" draw:start-glue-point="7" draw:end-shape="id11" svg:d="M14000 6650l2781-4360" svg:viewBox="0 0 2782 4361">
          <text:p/>
        </draw:connector>
        <draw:connector draw:style-name="gr9" draw:text-style-name="P4" draw:layer="layout" draw:type="line" svg:x1="11.7cm" svg:y1="6.65cm" svg:x2="10.799cm" svg:y2="12.301cm" draw:start-shape="id14" draw:start-glue-point="5" draw:end-shape="id7" draw:end-glue-point="4" svg:d="M11700 6650l-901 5651" svg:viewBox="0 0 902 5652">
          <text:p/>
        </draw:connector>
        <draw:custom-shape draw:style-name="gr10" draw:text-style-name="P3" xml:id="id15" draw:id="id15" draw:layer="layout" svg:width="2.2cm" svg:height="2.3cm" svg:x="19.3cm" svg:y="8.2cm">
          <text:p text:style-name="P1"><text:span text:style-name="T5">reserv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20.4cm" svg:y1="10.5cm" svg:x2="18.482cm" svg:y2="11.074cm" draw:start-shape="id15" draw:start-glue-point="6" draw:end-shape="id13" svg:d="M20400 10500l-1918 574" svg:viewBox="0 0 1919 575">
          <text:p/>
        </draw:connector>
        <draw:connector draw:style-name="gr5" draw:text-style-name="P4" draw:layer="layout" draw:type="line" svg:x1="20.4cm" svg:y1="8.2cm" svg:x2="18.935cm" svg:y2="7.854cm" draw:start-shape="id15" draw:start-glue-point="4" draw:end-shape="id16" svg:d="M20400 8200l-1465-346" svg:viewBox="0 0 1466 347">
          <text:p/>
        </draw:connector>
        <draw:custom-shape draw:style-name="gr1" draw:text-style-name="P3" xml:id="id17" draw:id="id17" draw:layer="layout" svg:width="2.3cm" svg:height="2.3cm" svg:x="16.5cm" svg:y="4.2cm">
          <text:p text:style-name="P1"><text:span text:style-name="T5">reserved_f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17.65cm" svg:y1="4.2cm" svg:x2="18.729cm" svg:y2="3.604cm" draw:start-shape="id17" draw:start-glue-point="4" draw:end-shape="id11" draw:end-glue-point="2" svg:d="M17650 4200l1079-596" svg:viewBox="0 0 1080 597">
          <text:p/>
        </draw:connector>
        <draw:connector draw:style-name="gr9" draw:text-style-name="P4" draw:layer="layout" draw:type="line" svg:x1="17.65cm" svg:y1="6.5cm" svg:x2="16.804cm" svg:y2="7.17cm" draw:start-shape="id17" draw:start-glue-point="6" draw:end-shape="id16" draw:end-glue-point="0" svg:d="M17650 6500l-846 670" svg:viewBox="0 0 847 671">
          <text:p/>
        </draw:connector>
        <draw:custom-shape draw:style-name="gr11" draw:text-style-name="P5" xml:id="id7" draw:id="id7" draw:layer="layout" svg:width="2.4cm" svg:height="6.3cm" svg:x="8.9cm" svg:y="12.2cm">
          <draw:glue-point draw:id="4" svg:x="2.916cm" svg:y="-4.841cm"/>
          <draw:glue-point draw:id="5" svg:x="-2.5cm" svg:y="-4.841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553cm" svg:height="8.566cm" svg:x="22.5cm" svg:y="0.94cm">
          <table:table table:template-name="earth" table:use-first-row-styles="true" table:use-banding-rows-styles="true">
            <table:table-column table:style-name="co8"/>
            <table:table-column table:style-name="co9"/>
            <table:table-row table:style-name="ro10" table:default-cell-style-name="ce5">
              <table:table-cell table:number-columns-spanned="2">
                <text:p text:style-name="P1"><text:span text:style-name="T6">Legend</text:span></text:p>
              </table:table-cell>
              <table:covered-table-cell/>
            </table:table-row>
            <table:table-row table:style-name="ro10">
              <table:table-cell table:style-name="earth2"/>
              <table:table-cell table:style-name="ce6">
                <text:p><text:span text:style-name="T7">Relationship</text:span></text:p>
              </table:table-cell>
            </table:table-row>
            <table:table-row table:style-name="ro11">
              <table:table-cell table:style-name="earth1"/>
              <table:table-cell table:style-name="ce6">
                <text:p><text:span text:style-name="T7">Entity</text:span></text:p>
              </table:table-cell>
            </table:table-row>
            <table:table-row table:style-name="ro12">
              <table:table-cell table:style-name="earth2"/>
              <table:table-cell table:style-name="ce6">
                <text:p><text:span text:style-name="T7">Total participation</text:span></text:p>
              </table:table-cell>
            </table:table-row>
            <table:table-row table:style-name="ro13">
              <table:table-cell table:style-name="earth1"/>
              <table:table-cell table:style-name="ce6">
                <text:p><text:span text:style-name="T7">Single cardinality</text:span></text:p>
              </table:table-cell>
            </table:table-row>
            <table:table-row table:style-name="ro14">
              <table:table-cell table:style-name="earth2"/>
              <table:table-cell table:style-name="ce6">
                <text:p text:style-name="P6">Identifying <text:s/>relationship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2" draw:text-style-name="P3" draw:layer="layout" svg:width="1.3cm" svg:height="1.3cm" svg:x="22.6cm" svg:y="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1.412cm" svg:height="0.971cm" svg:x="22.535cm" svg:y="4.299cm">
          <table:table table:template-name="sun" table:use-first-row-styles="true" table:use-banding-rows-styles="true">
            <table:table-column table:style-name="co10"/>
            <table:table-row table:style-name="ro8">
              <table:table-cell table:style-name="ce7"/>
            </table:table-row>
          </table:table>
          <draw:image xlink:href="Pictures/TablePreview9.svm" xlink:type="simple" xlink:show="embed" xlink:actuate="onLoad"/>
        </draw:frame>
        <draw:line draw:style-name="gr5" draw:text-style-name="P4" draw:layer="layout" svg:x1="22.7cm" svg:y1="6.2cm" svg:x2="23.8cm" svg:y2="6.2cm">
          <text:p/>
        </draw:line>
        <draw:line draw:style-name="gr9" draw:text-style-name="P4" draw:layer="layout" svg:x1="22.7cm" svg:y1="7.3cm" svg:x2="23.834cm" svg:y2="7.3cm">
          <text:p/>
        </draw:line>
        <draw:custom-shape draw:style-name="gr13" draw:text-style-name="P3" draw:layer="layout" svg:width="1.2cm" svg:height="1.2cm" svg:x="22.7cm" svg:y="8.1cm">
          <text:p text:style-name="P1"><text:span text:style-name="T5"/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4T13:46:30.392148149</dc:date>
    <meta:editing-duration>PT1H3M27S</meta:editing-duration>
    <meta:editing-cycles>6</meta:editing-cycles>
    <meta:generator>LibreOffice/5.1.6.2$Linux_X86_64 LibreOffice_project/10m0$Build-2</meta:generator>
    <meta:document-statistic meta:object-count="41"/>
  </office:meta>
</office:document-meta>
</file>